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95cm" draw:marker-end-width="0.395cm" draw:fill-color="#ffff99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objectwithoutfill">
      <style:graphic-properties svg:stroke-width="0.05cm" draw:marker-start="Arrow" draw:marker-start-width="0.43cm" draw:marker-end="Arrow" draw:marker-end-width="0.43cm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loext:graphic-properties draw:fill-color="#ffff99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Default">
        <draw:path draw:style-name="gr1" draw:text-style-name="P1" draw:layer="layout" svg:width="9.319cm" svg:height="5.06cm" svg:x="1.481cm" svg:y="1.221cm" svg:viewBox="0 0 9320 5061" svg:d="M0 1067c0-667 188-987 507-1053 320-65 819 80 972 739 154 659 178 1380 286 1799 108 420 425 1075 799 1007 373-68 796-835 1247-1833 452-999 1270-1117 2217-785 946 331 3635 2686 3256 3478-379 793-940 651-2218-301-1278-953-1577-933-2518 40-940 972-1679 1014-2689 793-1010-222-1456-1718-1597-2381-142-663-262-836-262-1503z">
          <text:p/>
        </draw:path>
        <draw:polyline draw:style-name="gr2" draw:text-style-name="P2" draw:layer="layout" svg:width="7.849cm" svg:height="6.014cm" draw:transform="skewX (0.000523598775598316) rotate (-1.10165182385882) translate (7.26065777765062cm -1.46302122544895cm)" svg:viewBox="0 0 7850 6015" draw:points="0,6002 3356,6015 3649,5998 3851,5921 4009,5844 4109,5722 5363,2892 5534,2643 785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en" fo:country="US" style:font-name-asian="HG Mincho Light J" style:font-size-asian="24pt" style:language-asian="ja" style:country-asian="JP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meta:initial-creator>David Legland</meta:initial-creator>
    <meta:creation-date>2004-07-21T11:58:57</meta:creation-date>
    <dc:date>2018-07-30T13:28:28.333000000</dc:date>
    <dc:language>en-US</dc:language>
    <meta:editing-cycles>13</meta:editing-cycles>
    <meta:editing-duration>PT7H43M46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